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30c" officeooo:paragraph-rsid="0001230c"/>
    </style:style>
    <style:style style:name="P2" style:family="paragraph" style:parent-style-name="Standard">
      <style:text-properties officeooo:rsid="0001230c" officeooo:paragraph-rsid="0002d862"/>
    </style:style>
    <style:style style:name="P3" style:family="paragraph" style:parent-style-name="Standard">
      <style:text-properties fo:font-weight="normal" officeooo:rsid="0009213b" officeooo:paragraph-rsid="0009213b" style:font-weight-asian="normal" style:font-weight-complex="normal"/>
    </style:style>
    <style:style style:name="P4" style:family="paragraph" style:parent-style-name="Standard">
      <style:text-properties fo:font-weight="normal" officeooo:rsid="000a659f" officeooo:paragraph-rsid="000a659f" style:font-weight-asian="normal" style:font-weight-complex="normal"/>
    </style:style>
    <style:style style:name="P5" style:family="paragraph" style:parent-style-name="Standard">
      <style:text-properties fo:font-weight="normal" officeooo:rsid="000c0b80" officeooo:paragraph-rsid="000c0b80" style:font-weight-asian="normal" style:font-weight-complex="normal"/>
    </style:style>
    <style:style style:name="P6" style:family="paragraph" style:parent-style-name="Standard">
      <style:text-properties fo:font-weight="normal" officeooo:rsid="0013e9d8" officeooo:paragraph-rsid="0013e9d8" style:font-weight-asian="normal" style:font-weight-complex="normal"/>
    </style:style>
    <style:style style:name="P7" style:family="paragraph" style:parent-style-name="Standard">
      <style:text-properties officeooo:rsid="0002d862" officeooo:paragraph-rsid="0002d862"/>
    </style:style>
    <style:style style:name="P8" style:family="paragraph" style:parent-style-name="Standard">
      <style:text-properties officeooo:rsid="0002d862" officeooo:paragraph-rsid="0005d0f8"/>
    </style:style>
    <style:style style:name="P9" style:family="paragraph" style:parent-style-name="Standard">
      <style:text-properties officeooo:rsid="0004435b" officeooo:paragraph-rsid="0004435b"/>
    </style:style>
    <style:style style:name="P10" style:family="paragraph" style:parent-style-name="Standard">
      <style:text-properties officeooo:rsid="00046a25" officeooo:paragraph-rsid="00046a25"/>
    </style:style>
    <style:style style:name="P11" style:family="paragraph" style:parent-style-name="Standard">
      <style:text-properties officeooo:rsid="00074b67" officeooo:paragraph-rsid="00074b67"/>
    </style:style>
    <style:style style:name="P12" style:family="paragraph" style:parent-style-name="Standard">
      <style:text-properties officeooo:rsid="0009213b" officeooo:paragraph-rsid="0009213b"/>
    </style:style>
    <style:style style:name="P13" style:family="paragraph" style:parent-style-name="Standard">
      <style:text-properties officeooo:rsid="000a659f" officeooo:paragraph-rsid="000a659f"/>
    </style:style>
    <style:style style:name="P14" style:family="paragraph" style:parent-style-name="Standard">
      <style:text-properties officeooo:rsid="000c0b80" officeooo:paragraph-rsid="000c0b80"/>
    </style:style>
    <style:style style:name="P15" style:family="paragraph" style:parent-style-name="Standard">
      <style:text-properties fo:font-weight="bold" officeooo:rsid="0001230c" officeooo:paragraph-rsid="0002d862" style:font-weight-asian="bold" style:font-weight-complex="bold"/>
    </style:style>
    <style:style style:name="P16" style:family="paragraph" style:parent-style-name="Standard">
      <style:text-properties fo:font-weight="bold" officeooo:rsid="0001230c" officeooo:paragraph-rsid="0001230c" style:font-weight-asian="bold" style:font-weight-complex="bold"/>
    </style:style>
    <style:style style:name="P17" style:family="paragraph" style:parent-style-name="Standard">
      <style:text-properties fo:font-weight="bold" officeooo:rsid="0015dcc1" officeooo:paragraph-rsid="0015dcc1" style:font-weight-asian="bold" style:font-weight-complex="bold"/>
    </style:style>
    <style:style style:name="P18" style:family="paragraph" style:parent-style-name="Standard">
      <style:text-properties officeooo:rsid="0013e9d8" officeooo:paragraph-rsid="0013e9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435b"/>
    </style:style>
    <style:style style:name="T3" style:family="text">
      <style:text-properties officeooo:rsid="00046a25"/>
    </style:style>
    <style:style style:name="T4" style:family="text">
      <style:text-properties officeooo:rsid="0005d0f8"/>
    </style:style>
    <style:style style:name="T5" style:family="text">
      <style:text-properties officeooo:rsid="0006c07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a659f"/>
    </style:style>
    <style:style style:name="T8" style:family="text">
      <style:text-properties officeooo:rsid="000c91af"/>
    </style:style>
    <style:style style:name="T9" style:family="text">
      <style:text-properties officeooo:rsid="000e7597"/>
    </style:style>
    <style:style style:name="T10" style:family="text">
      <style:text-properties officeooo:rsid="000eb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>Design Assignment 5: Plain text decompression</text:p>
      <text:p text:style-name="P15">Constants</text:p>
      <text:p text:style-name="P2">MAX_LINE_SIZE = 512</text:p>
      <text:p text:style-name="P2"/>
      <text:p text:style-name="P16">Data Dictionary</text:p>
      <text:p text:style-name="P1"/>
      <text:p text:style-name="P1">file_name_str_array = * An array of strings that contains name/path of files *</text:p>
      <text:p text:style-name="P1">number_of_files = * An integer that tracks length of file_name_str_array *</text:p>
      <text:p text:style-name="P1">dcomp_file = * A files that contains compressed data and has to be to decompressed *</text:p>
      <text:p text:style-name="P7">line_buff = * A string buffer of size MAX_LINE_SIZE * </text:p>
      <text:p text:style-name="P7">list = * A <text:span text:style-name="T7">circular </text:span>doubly linked list with string as data type *</text:p>
      <text:p text:style-name="P9">word = * A string that represents a word from a compressed file *</text:p>
      <text:p text:style-name="P9">d<text:span text:style-name="T3">lmfnt</text:span> = * A string that represents delimiters be<text:span text:style-name="T3">fore a </text:span>word *</text:p>
      <text:p text:style-name="P10">dlmbck = * A character that represents a delimiter at the end of the word *</text:p>
      <text:p text:style-name="P12">s = * A pointer points to string characters in line_buff *</text:p>
      <text:p text:style-name="P12"><text:s text:c="6"/>* It is used for parsing *</text:p>
      <text:p text:style-name="P1"><text:span text:style-name="T1">MAIN MODULE</text:span> (number_of_files, file_name_str_array)</text:p>
      <text:p text:style-name="P1"/>
      <text:p text:style-name="P1">IF number_of_files not equal to 2 THEN </text:p>
      <text:p text:style-name="P1"><text:tab/>PRINT "Program only operates with --&gt;one file&lt;--"</text:p>
      <text:p text:style-name="P1"><text:tab/>EXIT_<text:span text:style-name="T3">FAIL</text:span> program</text:p>
      <text:p text:style-name="P1">END IF</text:p>
      <text:p text:style-name="P1"/>
      <text:p text:style-name="P1">dcomp_file ← OPEN file_name_str_array[1]</text:p>
      <text:p text:style-name="P1"/>
      <text:p text:style-name="P1">IF not dcomp_file THEN PRINT "Error opening file --&gt;possibly missing←-"</text:p>
      <text:p text:style-name="P1">END IF</text:p>
      <text:p text:style-name="P7"/>
      <text:p text:style-name="P7">WHILE GETLINE line_buff and line_buff not equal to 0 DO</text:p>
      <text:p text:style-name="P7"><text:tab/>WHILE ( index 0 of line_buff <text:s/>not equals line feed ) DO</text:p>
      <text:p text:style-name="P7"><text:tab/><text:tab/>PARSE line_buff <text:span text:style-name="T2">and STORE word and delimiter</text:span></text:p>
      <text:p text:style-name="P7"><text:tab/><text:tab/>UPDATE new line_buff</text:p>
      <text:p text:style-name="P7"><text:tab/><text:tab/>IF index 0 of word is not digits <text:span text:style-name="T7">ADD</text:span> word to list</text:p>
      <text:p text:style-name="P7"><text:tab/><text:tab/>ELSE </text:p>
      <text:p text:style-name="P7"><text:tab/><text:tab/><text:tab/>CONVERT word to index number</text:p>
      <text:p text:style-name="P7"><text:tab/><text:tab/><text:tab/>RETRIEVE word from the index number of list</text:p>
      <text:p text:style-name="P8"><text:tab/><text:tab/><text:tab/><text:span text:style-name="T3">MOVE </text:span><text:span text:style-name="T4">entry at </text:span><text:span text:style-name="T3">index </text:span><text:span text:style-name="T4">number</text:span><text:span text:style-name="T3"> to top of the list</text:span></text:p>
      <text:p text:style-name="P7"><text:tab/><text:tab/><text:span text:style-name="T2">ENDIF</text:span></text:p>
      <text:p text:style-name="P7"><text:tab/><text:tab/><text:span text:style-name="T3">IF dlmfnt THEN PRINT dlmfnt END IF</text:span></text:p>
      <text:p text:style-name="P7"><text:tab/><text:tab/><text:span text:style-name="T3">PRINT word</text:span></text:p>
      <text:p text:style-name="P7"><text:tab/><text:tab/><text:span text:style-name="T3">IF dlmbck THEN PRINT dlmbck END IF</text:span></text:p>
      <text:p text:style-name="P7"><text:tab/><text:span text:style-name="T3">END WHILE</text:span></text:p>
      <text:p text:style-name="P7"><text:tab/><text:span text:style-name="T3">PRINT </text:span><text:span text:style-name="T5">line feed</text:span></text:p>
      <text:p text:style-name="P7"><text:tab/><text:span text:style-name="T3">DESTROY list</text:span></text:p>
      <text:p text:style-name="P7"><text:tab/><text:span text:style-name="T3">CLOSE dcomp_file</text:span></text:p>
      <text:p text:style-name="P7"><text:tab/><text:span text:style-name="T3">EXIT_SUCCESS program</text:span></text:p>
      <text:p text:style-name="P7"><text:tab/></text:p>
      <text:p text:style-name="P7"><text:tab/></text:p>
      <text:p text:style-name="P1"><text:line-break/><text:span text:style-name="T1">END MAIN MODULE</text:span></text:p>
      <text:p text:style-name="P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>FUNCTION PARSE</text:span></text:p>
      <text:p text:style-name="P3">SCAN the length of leading delimiter string in line_buff</text:p>
      <text:p text:style-name="P3">COPY leading delimiter string to dlmfnt</text:p>
      <text:p text:style-name="P3">MOVE the pointer s of the string past delimiter in line_buff </text:p>
      <text:p text:style-name="P3">SCAN then trailing delimiter character in line_buff</text:p>
      <text:p text:style-name="P3">COPY trailing delimiter character to dlmbck</text:p>
      <text:p text:style-name="P3">ASSIGN a pointer to point to trailing delimiter in the string line_buff.</text:p>
      <text:p text:style-name="P3">REPLACE trailing delimiter with NUL in line_buff</text:p>
      <text:p text:style-name="P3"><text:span text:style-name="T7">RETURN s, dlmfnt, dlmbck</text:span> <text:s/></text:p>
      <text:p text:style-name="P11"><text:span text:style-name="T1">END FUNCTION</text:span></text:p>
      <text:p text:style-name="P11"><text:span text:style-name="T1"/></text:p>
      <text:p text:style-name="P13"><text:span text:style-name="T1">FUNCTION ADD</text:span></text:p>
      <text:p text:style-name="P4">CREATE temporary node for list</text:p>
      <text:p text:style-name="P4">COPY the word to temporary node</text:p>
      <text:p text:style-name="P4">SET temporary node next to temporary node</text:p>
      <text:p text:style-name="P4">SET temporary node prev to temporary node</text:p>
      <text:p text:style-name="P4">APPEND temporary node</text:p>
      <text:p text:style-name="P13"><text:span text:style-name="T6">ASSERT temporary node equals head</text:span></text:p>
      <text:p text:style-name="P13"><text:span text:style-name="T1">END FUNCTION</text:span></text:p>
      <text:p text:style-name="P13"><text:span text:style-name="T1"/></text:p>
      <text:p text:style-name="P13"><text:span text:style-name="T1">FUNCTION RETRIEVE</text:span></text:p>
      <text:p text:style-name="P4">GO to the mentioned index</text:p>
      <text:p text:style-name="P4">GET node</text:p>
      <text:p text:style-name="P4">RETURN word <text:span text:style-name="T10">pointed by node</text:span></text:p>
      <text:p text:style-name="P13"><text:span text:style-name="T1">END FUNCTION<text:line-break/></text:span></text:p>
      <text:p text:style-name="P13"><text:span text:style-name="T1">FUNCTION MOVE</text:span></text:p>
      <text:p text:style-name="P4">GO to the mentioned index</text:p>
      <text:p text:style-name="P4">GET node</text:p>
      <text:p text:style-name="P4">REPLACE node with head</text:p>
      <text:p text:style-name="P4">ASSERT node equals head</text:p>
      <text:p text:style-name="P13"><text:span text:style-name="T1">END FUNCTION</text:span></text:p>
      <text:p text:style-name="P13"><text:span text:style-name="T1"/></text:p>
      <text:p text:style-name="P14"><text:span text:style-name="T1">FUNCTION DESTROY</text:span></text:p>
      <text:p text:style-name="P5">FOR each entry in list</text:p>
      <text:p text:style-name="P5"><text:tab/><text:span text:style-name="T8">DELETE</text:span> entry</text:p>
      <text:p text:style-name="P5">END FOR</text:p>
      <text:p text:style-name="P14"><text:span text:style-name="T1">END FUNCTION</text:span></text:p>
      <text:p text:style-name="P14"><text:span text:style-name="T1"/></text:p>
      <text:p text:style-name="P18"><text:span text:style-name="T1">FUNCTION CONVERT</text:span></text:p>
      <text:p text:style-name="P6">* A function that converts digit string or integer *</text:p>
      <text:p text:style-name="P18"><text:span text:style-name="T1">END FUNCTION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editing-cycles>19</meta:editing-cycles>
    <meta:creation-date>2008-08-22T11:41:04</meta:creation-date>
    <dc:date>2022-10-17T09:20:26.682047240</dc:date>
    <meta:editing-duration>PT1H16M58S</meta:editing-duration>
    <meta:document-statistic meta:table-count="0" meta:image-count="0" meta:object-count="0" meta:page-count="2" meta:paragraph-count="80" meta:word-count="442" meta:character-count="2550" meta:non-whitespace-character-count="2137"/>
  </office:meta>
</office:document-meta>
</file>